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none" draw:fill-image-width="0cm" draw:fill-image-height="0cm"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svg:stroke-color="#000000" draw:fill="none" draw:fill-color="#ffffff" fo:min-height="0.75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fo:min-height="1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textarea-vertical-align="middle" draw:auto-grow-height="false" fo:min-height="0.749cm" fo:min-width="0.499cm"/>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4cm" svg:height="26.5cm" svg:x="1cm" svg:y="1.5cm">
          <text:p/>
        </draw:rect>
        <draw:rect draw:style-name="gr2" draw:text-style-name="P1" draw:layer="layout" svg:width="8cm" svg:height="26.5cm" svg:x="5.5cm" svg:y="1.5cm">
          <text:p/>
        </draw:rect>
        <draw:frame draw:style-name="gr3" draw:layer="layout" svg:width="2.5cm" svg:height="1cm" svg:x="1cm" svg:y="1.5cm">
          <draw:text-box>
            <text:p>Klient</text:p>
          </draw:text-box>
        </draw:frame>
        <draw:frame draw:style-name="gr3" draw:layer="layout" svg:width="3cm" svg:height="1cm" svg:x="5.5cm" svg:y="1.5cm">
          <draw:text-box>
            <text:p>Tjener</text:p>
          </draw:text-box>
        </draw:frame>
        <draw:line draw:style-name="gr4" draw:text-style-name="P1" draw:layer="layout" svg:x1="2.5cm" svg:y1="4cm" svg:x2="6.5cm" svg:y2="4cm">
          <text:p/>
        </draw:line>
        <draw:frame draw:style-name="gr5" draw:layer="layout" svg:width="2.5cm" svg:height="1.25cm" svg:x="2.5cm" svg:y="3cm">
          <draw:text-box>
            <text:p>1. Søk</text:p>
          </draw:text-box>
        </draw:frame>
        <draw:rect draw:style-name="gr6" draw:text-style-name="P1" draw:layer="layout" svg:width="4.5cm" svg:height="10cm" svg:x="7cm" svg:y="3.5cm">
          <text:p text:style-name="P1">index.php</text:p>
          <text:p text:style-name="P1"><text:span text:style-name="T1"/></text:p>
          <text:p text:style-name="P1"><text:span text:style-name="T1">Inkluderer:</text:span></text:p>
          <text:p text:style-name="P1"><text:span text:style-name="T1">config.php</text:span></text:p>
          <text:p text:style-name="P1"><text:span text:style-name="T1">include/functions.php</text:span></text:p>
        </draw:rect>
        <draw:rect draw:style-name="gr6" draw:text-style-name="P1" draw:layer="layout" svg:width="7cm" svg:height="9.5cm" svg:x="6cm" svg:y="18cm">
          <text:p text:style-name="P1">api/index.php</text:p>
          <text:p text:style-name="P1"/>
          <text:p text:style-name="P1"><text:span text:style-name="T1">Inkluderer ved behov:</text:span></text:p>
          <text:p text:style-name="P1"><text:span text:style-name="T1"/></text:p>
          <text:p text:style-name="P1"><text:span text:style-name="T1">api/mod.bok.php</text:span></text:p>
          <text:p text:style-name="P1"><text:span text:style-name="T1">api/mod.dvd.php</text:span></text:p>
          <text:p text:style-name="P1"><text:span text:style-name="T1">api/mod.noter.php</text:span></text:p>
          <text:p text:style-name="P1"><text:span text:style-name="T1">(SRU/Z39.50)</text:span></text:p>
          <text:p text:style-name="P1"><text:span text:style-name="T1"/></text:p>
          <text:p text:style-name="P1"><text:span text:style-name="T1">api/mod.albuminfo.php</text:span></text:p>
          <text:p text:style-name="P1"><text:span text:style-name="T1">api/mod.artist.php</text:span></text:p>
          <text:p text:style-name="P1"><text:span text:style-name="T1">(Last.fm API)</text:span></text:p>
        </draw:rect>
        <draw:rect draw:style-name="gr6" draw:text-style-name="P1" draw:layer="layout" svg:width="4.5cm" svg:height="3.5cm" svg:x="7cm" svg:y="14cm">
          <text:p text:style-name="P1">api/</text:p>
          <text:p text:style-name="P1">treffliste.php</text:p>
        </draw:rect>
        <draw:line draw:style-name="gr4" draw:text-style-name="P1" draw:layer="layout" svg:x1="7cm" svg:y1="12cm" svg:x2="2cm" svg:y2="12cm">
          <text:p/>
        </draw:line>
        <draw:custom-shape draw:style-name="gr7" draw:text-style-name="P1" draw:id="id1" draw:layer="layout" svg:width="3.5cm" svg:height="5cm" svg:x="16.5cm" svg:y="6.5cm">
          <text:p text:style-name="P1">Katalog</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4" draw:text-style-name="P1" draw:layer="layout" svg:x1="11.5cm" svg:y1="8.5cm" svg:x2="16.5cm" svg:y2="8.5cm">
          <text:p/>
        </draw:line>
        <draw:frame draw:style-name="gr3" draw:layer="layout" svg:width="5cm" svg:height="1cm" svg:x="11.5cm" svg:y="7.5cm">
          <draw:text-box>
            <text:p>2. SRU/Z39.50</text:p>
          </draw:text-box>
        </draw:frame>
        <draw:line draw:style-name="gr4" draw:text-style-name="P1" draw:layer="layout" svg:x1="16.5cm" svg:y1="9.5cm" svg:x2="11.5cm" svg:y2="9.5cm">
          <text:p/>
        </draw:line>
        <draw:frame draw:style-name="gr5" draw:layer="layout" svg:width="4.5cm" svg:height="1.25cm" svg:x="1cm" svg:y="11cm">
          <draw:text-box>
            <text:p>3. HTML+JS</text:p>
          </draw:text-box>
        </draw:frame>
        <draw:frame draw:style-name="gr3" draw:layer="layout" svg:width="5cm" svg:height="1cm" svg:x="12.5cm" svg:y="14.5cm">
          <draw:text-box>
            <text:p>5. SRU/Z39.50</text:p>
          </draw:text-box>
        </draw:frame>
        <draw:line draw:style-name="gr4" draw:text-style-name="P1" draw:layer="layout" svg:x1="2cm" svg:y1="15cm" svg:x2="7cm" svg:y2="15cm">
          <text:p/>
        </draw:line>
        <draw:frame draw:style-name="gr5" draw:layer="layout" svg:width="3cm" svg:height="1.25cm" svg:x="2cm" svg:y="14cm">
          <draw:text-box>
            <text:p>4. AJAX</text:p>
          </draw:text-box>
        </draw:frame>
        <draw:line draw:style-name="gr4" draw:text-style-name="P1" draw:layer="layout" svg:x1="7cm" svg:y1="17cm" svg:x2="2cm" svg:y2="17cm">
          <text:p/>
        </draw:line>
        <draw:frame draw:style-name="gr5" draw:layer="layout" svg:width="3.5cm" svg:height="1.25cm" svg:x="2cm" svg:y="16cm">
          <draw:text-box>
            <text:p>6. HTML</text:p>
          </draw:text-box>
        </draw:frame>
        <draw:connector draw:style-name="gr4" draw:text-style-name="P1" draw:layer="layout" svg:x1="13.003cm" svg:y1="22.012cm" svg:x2="20cm" svg:y2="9cm" draw:end-shape="id1" draw:end-glue-point="1" svg:d="m13003 22012h7499v-13012h-502">
          <text:p/>
        </draw:connector>
        <draw:connector draw:style-name="gr4" draw:text-style-name="P1" draw:layer="layout" draw:line-skew="4.759cm" svg:x1="18.25cm" svg:y1="11.5cm" svg:x2="13.037cm" svg:y2="21.48cm" draw:start-shape="id1" draw:start-glue-point="2" svg:d="m18250 11500v10000h-5213v-20">
          <text:p/>
        </draw:connector>
        <draw:line draw:style-name="gr4" draw:text-style-name="P1" draw:layer="layout" svg:x1="2cm" svg:y1="19.5cm" svg:x2="6cm" svg:y2="19.5cm">
          <text:p/>
        </draw:line>
        <draw:frame draw:style-name="gr5" draw:layer="layout" svg:width="3cm" svg:height="1.25cm" svg:x="2cm" svg:y="18.5cm">
          <draw:text-box>
            <text:p>7. AJAX</text:p>
          </draw:text-box>
        </draw:frame>
        <draw:frame draw:style-name="gr5" draw:layer="layout" svg:width="4cm" svg:height="1.25cm" svg:x="14cm" svg:y="20.5cm">
          <draw:text-box>
            <text:p>SRU/Z39.50</text:p>
          </draw:text-box>
        </draw:frame>
        <draw:custom-shape draw:style-name="gr7" draw:text-style-name="P1" draw:layer="layout" svg:width="5.5cm" svg:height="2cm" svg:x="14cm" svg:y="23.5cm">
          <text:p text:style-name="P1">Last.fm</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4" draw:text-style-name="P1" draw:layer="layout" svg:x1="13cm" svg:y1="24cm" svg:x2="14.5cm" svg:y2="24cm">
          <text:p/>
        </draw:line>
        <draw:line draw:style-name="gr4" draw:text-style-name="P1" draw:layer="layout" svg:x1="14cm" svg:y1="24.5cm" svg:x2="13cm" svg:y2="24.5cm">
          <text:p/>
        </draw:line>
        <draw:line draw:style-name="gr4" draw:text-style-name="P1" draw:layer="layout" svg:x1="6cm" svg:y1="21cm" svg:x2="2cm" svg:y2="21cm">
          <text:p/>
        </draw:line>
        <draw:frame draw:style-name="gr5" draw:layer="layout" svg:width="3cm" svg:height="1.25cm" svg:x="2cm" svg:y="20cm">
          <draw:text-box>
            <text:p>8. HTML</text:p>
          </draw:text-box>
        </draw:frame>
        <draw:line draw:style-name="gr4" draw:text-style-name="P1" draw:layer="layout" svg:x1="1.5cm" svg:y1="25cm" svg:x2="6cm" svg:y2="25cm">
          <text:p/>
        </draw:line>
        <draw:frame draw:style-name="gr5" draw:layer="layout" svg:width="3.5cm" svg:height="1.25cm" svg:x="1.5cm" svg:y="24cm">
          <draw:text-box>
            <text:p>n. AJAX</text:p>
          </draw:text-box>
        </draw:frame>
        <draw:line draw:style-name="gr4" draw:text-style-name="P1" draw:layer="layout" svg:x1="6cm" svg:y1="26.5cm" svg:x2="1.5cm" svg:y2="26.5cm">
          <text:p/>
        </draw:line>
        <draw:frame draw:style-name="gr5" draw:layer="layout" svg:width="4cm" svg:height="1.25cm" svg:x="1cm" svg:y="25.5cm">
          <draw:text-box>
            <text:p>n+1. HTML</text:p>
          </draw:text-box>
        </draw:frame>
        <draw:line draw:style-name="gr4" draw:text-style-name="P1" draw:layer="layout" svg:x1="11.5cm" svg:y1="14cm" svg:x2="16cm" svg:y2="10.5cm">
          <text:p/>
        </draw:line>
        <draw:line draw:style-name="gr4" draw:text-style-name="P1" draw:layer="layout" svg:x1="17cm" svg:y1="11cm" svg:x2="12cm" svg:y2="1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b" fo:country="NO"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Elin Strand Magnus Enger</meta:initial-creator>
    <meta:creation-date>2009-11-16T08:48:59</meta:creation-date>
    <dc:date>2009-11-19T10:50:25</dc:date>
    <dc:creator>Elin Strand Magnus Enger</dc:creator>
    <meta:editing-duration>PT01H14M17S</meta:editing-duration>
    <meta:editing-cycles>4</meta:editing-cycles>
    <meta:generator>OpenOffice.org/3.1$Unix OpenOffice.org_project/310m11$Build-9399</meta:generator>
    <meta:document-statistic meta:object-count="36"/>
  </office:meta>
</office:document-meta>
</file>